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E00006D88000031FFBF608553.svm" manifest:media-type=""/>
  <manifest:file-entry manifest:full-path="Pictures/2000016D00006826000059613795BA3C.svm" manifest:media-type=""/>
  <manifest:file-entry manifest:full-path="Pictures/20000009000052C900002B6A552AA807.svm" manifest:media-type=""/>
  <manifest:file-entry manifest:full-path="Pictures/2000000900006C6C00002ED3E220F072.svm" manifest:media-type=""/>
  <manifest:file-entry manifest:full-path="Pictures/2000001E00006C90000038311AE14A9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ZA" officeooo:rsid="0006fa13"/>
    </style:style>
    <style:style style:name="P2" style:family="paragraph" style:parent-style-name="Standard">
      <style:paragraph-properties fo:text-align="justify" style:justify-single-word="false"/>
      <style:text-properties fo:language="en" fo:country="ZA" officeooo:rsid="0006fa13" officeooo:paragraph-rsid="0006fa13"/>
    </style:style>
    <style:style style:name="P3" style:family="paragraph" style:parent-style-name="Standard">
      <style:paragraph-properties fo:text-align="justify" style:justify-single-word="false"/>
      <style:text-properties fo:language="en" fo:country="ZA"/>
    </style:style>
    <style:style style:name="P4" style:family="paragraph" style:parent-style-name="Standard">
      <style:paragraph-properties fo:text-align="justify" style:justify-single-word="false"/>
      <style:text-properties fo:language="en" fo:country="ZA" officeooo:paragraph-rsid="000cc7c6"/>
    </style:style>
    <style:style style:name="P5" style:family="paragraph" style:parent-style-name="Standard">
      <style:paragraph-properties fo:text-align="justify" style:justify-single-word="false"/>
      <style:text-properties fo:language="en" fo:country="ZA" officeooo:paragraph-rsid="0026704e"/>
    </style:style>
    <style:style style:name="P6" style:family="paragraph" style:parent-style-name="Standard">
      <style:paragraph-properties fo:text-align="justify" style:justify-single-word="false"/>
      <style:text-properties fo:language="en" fo:country="ZA" officeooo:paragraph-rsid="00278c38"/>
    </style:style>
    <style:style style:name="P7" style:family="paragraph" style:parent-style-name="Standard">
      <style:paragraph-properties fo:text-align="justify" style:justify-single-word="false"/>
      <style:text-properties fo:language="en" fo:country="ZA" officeooo:paragraph-rsid="0030624a"/>
    </style:style>
    <style:style style:name="P8" style:family="paragraph" style:parent-style-name="Standard">
      <style:paragraph-properties fo:text-align="justify" style:justify-single-word="false"/>
      <style:text-properties fo:language="en" fo:country="ZA" officeooo:rsid="00000b84"/>
    </style:style>
    <style:style style:name="P9" style:family="paragraph" style:parent-style-name="Standard">
      <style:paragraph-properties fo:text-align="justify" style:justify-single-word="false"/>
      <style:text-properties fo:language="en" fo:country="ZA" officeooo:rsid="00000b84" officeooo:paragraph-rsid="00000b84"/>
    </style:style>
    <style:style style:name="P10" style:family="paragraph" style:parent-style-name="Standard">
      <style:paragraph-properties fo:text-align="justify" style:justify-single-word="false"/>
      <style:text-properties fo:language="en" fo:country="ZA" officeooo:rsid="00000b84" officeooo:paragraph-rsid="0020959d"/>
    </style:style>
    <style:style style:name="P11" style:family="paragraph" style:parent-style-name="Standard">
      <style:paragraph-properties fo:text-align="justify" style:justify-single-word="false"/>
      <style:text-properties fo:language="en" fo:country="ZA" officeooo:rsid="0020959d" officeooo:paragraph-rsid="0026704e"/>
    </style:style>
    <style:style style:name="P12" style:family="paragraph" style:parent-style-name="Standard">
      <style:paragraph-properties fo:text-align="justify" style:justify-single-word="false"/>
      <style:text-properties fo:language="en" fo:country="ZA" officeooo:rsid="00278c38" officeooo:paragraph-rsid="00278c38"/>
    </style:style>
    <style:style style:name="P13" style:family="paragraph" style:parent-style-name="Text_20_body">
      <style:text-properties fo:language="en" fo:country="ZA"/>
    </style:style>
    <style:style style:name="P14" style:family="paragraph" style:parent-style-name="Text_20_body">
      <style:paragraph-properties fo:text-align="justify" style:justify-single-word="false"/>
      <style:text-properties fo:language="en" fo:country="ZA" officeooo:rsid="00000b84"/>
    </style:style>
    <style:style style:name="P15" style:family="paragraph" style:parent-style-name="Text_20_body">
      <style:paragraph-properties fo:text-align="justify" style:justify-single-word="false"/>
      <style:text-properties fo:language="en" fo:country="ZA" officeooo:paragraph-rsid="003df3bf"/>
    </style:style>
    <style:style style:name="P16" style:family="paragraph" style:parent-style-name="Text_20_body">
      <style:paragraph-properties fo:text-align="justify" style:justify-single-word="false"/>
      <style:text-properties fo:language="en" fo:country="ZA" officeooo:paragraph-rsid="005754db"/>
    </style:style>
    <style:style style:name="P17" style:family="paragraph" style:parent-style-name="Text_20_body">
      <style:paragraph-properties fo:text-align="justify" style:justify-single-word="false"/>
      <style:text-properties fo:language="en" fo:country="ZA" officeooo:rsid="000b4f73"/>
    </style:style>
    <style:style style:name="P18" style:family="paragraph" style:parent-style-name="Text_20_body">
      <style:paragraph-properties fo:text-align="justify" style:justify-single-word="false"/>
      <style:text-properties fo:language="en" fo:country="ZA" officeooo:rsid="000b4f73" officeooo:paragraph-rsid="004a38f7"/>
    </style:style>
    <style:style style:name="P19" style:family="paragraph" style:parent-style-name="Text_20_body">
      <style:paragraph-properties fo:text-align="justify" style:justify-single-word="false"/>
      <style:text-properties fo:language="en" fo:country="ZA" officeooo:rsid="000b4f73" officeooo:paragraph-rsid="004e35f0"/>
    </style:style>
    <style:style style:name="P20" style:family="paragraph" style:parent-style-name="Text_20_body">
      <style:paragraph-properties fo:text-align="justify" style:justify-single-word="false"/>
      <style:text-properties fo:language="en" fo:country="ZA" officeooo:rsid="000b4f73" officeooo:paragraph-rsid="000b4f73"/>
    </style:style>
    <style:style style:name="P21" style:family="paragraph" style:parent-style-name="Text_20_body">
      <style:paragraph-properties fo:text-align="justify" style:justify-single-word="false"/>
      <style:text-properties fo:language="en" fo:country="ZA" officeooo:rsid="000b4f73" officeooo:paragraph-rsid="00619dd3"/>
    </style:style>
    <style:style style:name="P22" style:family="paragraph" style:parent-style-name="Heading_20_1">
      <style:paragraph-properties fo:text-align="justify" style:justify-single-word="false"/>
      <style:text-properties fo:language="en" fo:country="ZA"/>
    </style:style>
    <style:style style:name="P23" style:family="paragraph" style:parent-style-name="Heading_20_2">
      <style:paragraph-properties fo:text-align="justify" style:justify-single-word="false"/>
      <style:text-properties fo:language="en" fo:country="ZA" officeooo:rsid="00000b84"/>
    </style:style>
    <style:style style:name="P24" style:family="paragraph" style:parent-style-name="Heading_20_2">
      <style:paragraph-properties fo:text-align="justify" style:justify-single-word="false"/>
      <style:text-properties fo:language="en" fo:country="ZA" officeooo:rsid="000b4f73"/>
    </style:style>
    <style:style style:name="P25" style:family="paragraph" style:parent-style-name="Heading_20_2">
      <style:paragraph-properties fo:text-align="justify" style:justify-single-word="false"/>
      <style:text-properties fo:language="en" fo:country="ZA" officeooo:paragraph-rsid="0055697f"/>
    </style:style>
    <style:style style:name="P26" style:family="paragraph" style:parent-style-name="Figure">
      <style:text-properties fo:language="en" fo:country="ZA"/>
    </style:style>
    <style:style style:name="T1" style:family="text">
      <style:text-properties officeooo:rsid="00000b84"/>
    </style:style>
    <style:style style:name="T2" style:family="text">
      <style:text-properties officeooo:rsid="00060e3d"/>
    </style:style>
    <style:style style:name="T3" style:family="text">
      <style:text-properties officeooo:rsid="000cc7c6"/>
    </style:style>
    <style:style style:name="T4" style:family="text">
      <style:text-properties officeooo:rsid="000e245d"/>
    </style:style>
    <style:style style:name="T5" style:family="text">
      <style:text-properties officeooo:rsid="000e85ea"/>
    </style:style>
    <style:style style:name="T6" style:family="text">
      <style:text-properties officeooo:rsid="00101247"/>
    </style:style>
    <style:style style:name="T7" style:family="text">
      <style:text-properties officeooo:rsid="0013a92d"/>
    </style:style>
    <style:style style:name="T8" style:family="text">
      <style:text-properties officeooo:rsid="001466e3"/>
    </style:style>
    <style:style style:name="T9" style:family="text">
      <style:text-properties officeooo:rsid="00171ad7"/>
    </style:style>
    <style:style style:name="T10" style:family="text">
      <style:text-properties officeooo:rsid="001799f2"/>
    </style:style>
    <style:style style:name="T11" style:family="text">
      <style:text-properties officeooo:rsid="00184580"/>
    </style:style>
    <style:style style:name="T12" style:family="text">
      <style:text-properties officeooo:rsid="0018b839"/>
    </style:style>
    <style:style style:name="T13" style:family="text">
      <style:text-properties officeooo:rsid="001922db"/>
    </style:style>
    <style:style style:name="T14" style:family="text">
      <style:text-properties officeooo:rsid="0019da28"/>
    </style:style>
    <style:style style:name="T15" style:family="text">
      <style:text-properties officeooo:rsid="001fdb29"/>
    </style:style>
    <style:style style:name="T16" style:family="text">
      <style:text-properties officeooo:rsid="0020959d"/>
    </style:style>
    <style:style style:name="T17" style:family="text">
      <style:text-properties officeooo:rsid="0021ea8e"/>
    </style:style>
    <style:style style:name="T18" style:family="text">
      <style:text-properties officeooo:rsid="002374e3"/>
    </style:style>
    <style:style style:name="T19" style:family="text">
      <style:text-properties officeooo:rsid="0024b945"/>
    </style:style>
    <style:style style:name="T20" style:family="text">
      <style:text-properties officeooo:rsid="00278c38"/>
    </style:style>
    <style:style style:name="T21" style:family="text">
      <style:text-properties officeooo:rsid="0027ee2e"/>
    </style:style>
    <style:style style:name="T22" style:family="text">
      <style:text-properties officeooo:rsid="002b8cbc"/>
    </style:style>
    <style:style style:name="T23" style:family="text">
      <style:text-properties officeooo:rsid="002d08f1"/>
    </style:style>
    <style:style style:name="T24" style:family="text">
      <style:text-properties officeooo:rsid="002d337a"/>
    </style:style>
    <style:style style:name="T25" style:family="text">
      <style:text-properties officeooo:rsid="0030624a"/>
    </style:style>
    <style:style style:name="T26" style:family="text">
      <style:text-properties officeooo:rsid="003234e2"/>
    </style:style>
    <style:style style:name="T27" style:family="text">
      <style:text-properties officeooo:rsid="00329c9a"/>
    </style:style>
    <style:style style:name="T28" style:family="text">
      <style:text-properties officeooo:rsid="0036acee"/>
    </style:style>
    <style:style style:name="T29" style:family="text">
      <style:text-properties officeooo:rsid="003866aa"/>
    </style:style>
    <style:style style:name="T30" style:family="text">
      <style:text-properties officeooo:rsid="00397da9"/>
    </style:style>
    <style:style style:name="T31" style:family="text">
      <style:text-properties officeooo:rsid="003becb8"/>
    </style:style>
    <style:style style:name="T32" style:family="text">
      <style:text-properties officeooo:rsid="003c33b1"/>
    </style:style>
    <style:style style:name="T33" style:family="text">
      <style:text-properties officeooo:rsid="003df3bf"/>
    </style:style>
    <style:style style:name="T34" style:family="text">
      <style:text-properties officeooo:rsid="003fa731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fa731" style:font-style-asian="italic" style:font-style-complex="italic"/>
    </style:style>
    <style:style style:name="T37" style:family="text">
      <style:text-properties fo:font-style="italic" officeooo:rsid="004e35f0" style:font-style-asian="italic" style:font-style-complex="italic"/>
    </style:style>
    <style:style style:name="T38" style:family="text">
      <style:text-properties fo:font-style="italic" officeooo:rsid="00524f98" style:font-style-asian="italic" style:font-style-complex="italic"/>
    </style:style>
    <style:style style:name="T39" style:family="text">
      <style:text-properties fo:font-style="italic" officeooo:rsid="005e6e1e" style:font-style-asian="italic" style:font-style-complex="italic"/>
    </style:style>
    <style:style style:name="T40" style:family="text">
      <style:text-properties officeooo:rsid="003fec85"/>
    </style:style>
    <style:style style:name="T41" style:family="text">
      <style:text-properties officeooo:rsid="00416a3e"/>
    </style:style>
    <style:style style:name="T42" style:family="text">
      <style:text-properties officeooo:rsid="00431e81"/>
    </style:style>
    <style:style style:name="T43" style:family="text">
      <style:text-properties officeooo:rsid="0044da04"/>
    </style:style>
    <style:style style:name="T44" style:family="text">
      <style:text-properties officeooo:rsid="00466825"/>
    </style:style>
    <style:style style:name="T45" style:family="text">
      <style:text-properties officeooo:rsid="004a38f7"/>
    </style:style>
    <style:style style:name="T46" style:family="text">
      <style:text-properties officeooo:rsid="004ab642"/>
    </style:style>
    <style:style style:name="T47" style:family="text">
      <style:text-properties officeooo:rsid="004d845d"/>
    </style:style>
    <style:style style:name="T48" style:family="text">
      <style:text-properties officeooo:rsid="004e35f0"/>
    </style:style>
    <style:style style:name="T49" style:family="text">
      <style:text-properties officeooo:rsid="00524f98"/>
    </style:style>
    <style:style style:name="T50" style:family="text">
      <style:text-properties officeooo:rsid="0052de1a"/>
    </style:style>
    <style:style style:name="T51" style:family="text">
      <style:text-properties officeooo:rsid="000b4f73"/>
    </style:style>
    <style:style style:name="T52" style:family="text">
      <style:text-properties officeooo:rsid="005754db"/>
    </style:style>
    <style:style style:name="T53" style:family="text">
      <style:text-properties officeooo:rsid="00591492"/>
    </style:style>
    <style:style style:name="T54" style:family="text">
      <style:text-properties officeooo:rsid="005d9dca"/>
    </style:style>
    <style:style style:name="T55" style:family="text">
      <style:text-properties officeooo:rsid="005e6e1e"/>
    </style:style>
    <style:style style:name="T56" style:family="text">
      <style:text-properties officeooo:rsid="005fbfb9"/>
    </style:style>
    <style:style style:name="T57" style:family="text">
      <style:text-properties officeooo:rsid="00619dd3"/>
    </style:style>
    <style:style style:name="T58" style:family="text">
      <style:text-properties officeooo:rsid="0062cc19"/>
    </style:style>
    <style:style style:name="T59" style:family="text">
      <style:text-properties officeooo:rsid="00638dd7"/>
    </style:style>
    <style:style style:name="T60" style:family="text">
      <style:text-properties officeooo:rsid="006438b0"/>
    </style:style>
    <style:style style:name="T61" style:family="text">
      <style:text-properties officeooo:rsid="006552ab"/>
    </style:style>
    <style:style style:name="T62" style:family="text">
      <style:text-properties officeooo:rsid="0066d723"/>
    </style:style>
    <style:style style:name="T63" style:family="text">
      <style:text-properties officeooo:rsid="0067487b"/>
    </style:style>
    <style:style style:name="T64" style:family="text">
      <style:text-properties officeooo:rsid="0068c6ed"/>
    </style:style>
    <style:style style:name="T65" style:family="text">
      <style:text-properties officeooo:rsid="006a495f"/>
    </style:style>
    <style:style style:name="T66" style:family="text">
      <style:text-properties officeooo:rsid="006dc782"/>
    </style:style>
    <style:style style:name="T67" style:family="text">
      <style:text-properties officeooo:rsid="006ec9ca"/>
    </style:style>
    <style:style style:name="T68" style:family="text">
      <style:text-properties officeooo:rsid="006f9cf7"/>
    </style:style>
    <style:style style:name="T69" style:family="text">
      <style:text-properties officeooo:rsid="0070e65d"/>
    </style:style>
    <style:style style:name="T70" style:family="text">
      <style:text-properties officeooo:rsid="007168d6"/>
    </style:style>
    <style:style style:name="T71" style:family="text">
      <style:text-properties officeooo:rsid="00721b1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1.439cm, 1.39cm, 2.161cm, 2.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64cm, 1.401cm, 1.281cm, 2.7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2.66cm, 1.139cm, 2.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span text:style-name="T2">Masters </text:span><text:span text:style-name="T1">Progress Report</text:span><text:span text:style-name="T2"> </text:span><text:span text:style-name="T1"><text:s/></text:span></text:h>
      <text:p text:style-name="P2"/>
      <text:p text:style-name="P1">Very H<text:span text:style-name="T66">i</text:span>gh Resolution Remote Sensing of <text:span text:style-name="T35">Portulacaria Afra</text:span> Canopy Cover</text:p>
      <text:p text:style-name="P1"/>
      <text:p text:style-name="P3"><text:span text:style-name="T1">Dugal Harris, </text:span><text:span text:style-name="T2">October 2012</text:span></text:p>
      <text:p text:style-name="P8"/>
      <text:h text:style-name="P23" text:outline-level="2">Summary</text:h>
      <text:p text:style-name="P9"/>
      <text:p text:style-name="P4"><text:span text:style-name="T3">Imagery of the study area was obtained </text:span><text:span text:style-name="T4">from NGI </text:span><text:span text:style-name="T3">and evaluated for suitability. <text:s/>It was found that </text:span><text:span text:style-name="T4">there were a number of issues with the available rectified imagery. <text:s/></text:span><text:span text:style-name="T6">Subsequently, a</text:span><text:span text:style-name="T5"> sample of the raw imagery was successfully rectified using existing aero-triangulation data</text:span><text:span text:style-name="T4">. <text:s/></text:span><text:span text:style-name="T10">The results of a</text:span><text:span text:style-name="T9"> preliminary </text:span><text:span text:style-name="T12">canopy cover </text:span><text:span text:style-name="T67">measurement</text:span><text:span text:style-name="T31"> </text:span><text:span text:style-name="T9">test w</text:span><text:span text:style-name="T10">ere promising</text:span><text:span text:style-name="T7">. <text:s/></text:span><text:span text:style-name="T11">A significant portion of the </text:span><text:span text:style-name="T8">time since acceptance of the proposal has been spent learning GIS and remote sensing software packages.</text:span></text:p>
      <text:p text:style-name="P9"/>
      <text:h text:style-name="P23" text:outline-level="2">Rectification and Calibration</text:h>
      <text:p text:style-name="P9"/>
      <text:p text:style-name="P5"><text:span text:style-name="T13">Rectified imagery available </text:span><text:span text:style-name="T14">from </text:span><text:span text:style-name="T13">NGI (National Geo</text:span><text:span text:style-name="T62">-S</text:span><text:span text:style-name="T13">patial Information) </text:span><text:span text:style-name="T14">exhibited serious radiometric calibration inconsistencies between blocks (see </text:span><text:span text:style-name="T14"><text:sequence-ref text:reference-format="category-and-value" text:ref-name="refFigure0">Figure 1</text:sequence-ref></text:span><text:span text:style-name="T14">). <text:s/></text:span><text:span text:style-name="T16">Other issues with the rectified imagery included the </text:span><text:span text:style-name="T19">lack</text:span><text:span text:style-name="T16"> of CIR (Color-Infrared) for the entire study area and the </text:span><text:span text:style-name="T17">reduction</text:span><text:span text:style-name="T16"> of the full 12 bits of colour depth </text:span><text:span text:style-name="T18">to 8 bits</text:span><text:span text:style-name="T16">. <text:s/></text:span></text:p>
      <text:p text:style-name="P11"/>
      <text:p text:style-name="P9"><draw:frame draw:style-name="fr1" draw:name="Frame1" text:anchor-type="paragraph" svg:width="16.999cm" draw:z-index="0"><draw:text-box fo:min-height="4.258cm"><text:p text:style-name="P26"><draw:frame draw:style-name="fr3" draw:name="graphics1" text:anchor-type="paragraph" svg:x="0.004cm" svg:y="0.002cm" svg:width="16.999cm" style:rel-width="100%" svg:height="4.258cm" style:rel-height="scale" draw:z-index="1"><draw:image xlink:href="Pictures/20000009000052C900002B6A552AA807.svm" xlink:type="simple" xlink:show="embed" xlink:actuate="onLoad"/></draw:frame>Figure <text:sequence text:ref-name="refFigure0" text:name="Figure" text:formula="ooow:Figure+1" style:num-format="1">1</text:sequence>: Radiometric <text:span text:style-name="T15">i</text:span>nconsistency</text:p></draw:text-box></draw:frame></text:p>
      <text:p text:style-name="P6"><text:span text:style-name="T20">A sample of the raw data was </text:span><text:span text:style-name="T21">successfully </text:span><text:span text:style-name="T20">rectified using existing aero-triangulation information obtained from NGI. <text:s/></text:span><text:span text:style-name="T29">The ability to u</text:span><text:span text:style-name="T28">se </text:span><text:span text:style-name="T29">the</text:span><text:span text:style-name="T28"> existing aero-triangulation</text:span><text:span text:style-name="T23"> makes the automatic rectification of the entire study area a relatively simple procedure. <text:s/></text:span><text:span text:style-name="T23"><text:sequence-ref text:reference-format="category-and-value" text:ref-name="refFigure1">Figure 2</text:sequence-ref></text:span><text:span text:style-name="T23"> </text:span><text:span text:style-name="T24">shows a 3D rendering of a portion of the rectified imagery.</text:span></text:p>
      <text:p text:style-name="P12"/>
      <text:p text:style-name="P12"/>
      <text:p text:style-name="P10"><draw:frame draw:style-name="fr1" draw:name="Frame2" text:anchor-type="paragraph" svg:width="16.999cm" draw:z-index="2"><draw:text-box fo:min-height="7.34cm"><text:p text:style-name="P26"><draw:frame draw:style-name="fr3" draw:name="graphics2" text:anchor-type="paragraph" svg:x="0.004cm" svg:y="0.002cm" svg:width="16.999cm" style:rel-width="100%" svg:height="7.34cm" style:rel-height="scale" draw:z-index="3"><draw:image xlink:href="Pictures/2000000900006C6C00002ED3E220F072.svm" xlink:type="simple" xlink:show="embed" xlink:actuate="onLoad"/></draw:frame>Figure <text:sequence text:ref-name="refFigure1" text:name="Figure" text:formula="ooow:Figure+1" style:num-format="1">2</text:sequence>: 3D Rendering of <text:span text:style-name="T22">r</text:span>ectified <text:span text:style-name="T22">i</text:span>magery</text:p></draw:text-box></draw:frame><text:soft-page-break/></text:p>
      <text:p text:style-name="P7"><text:span text:style-name="T25">Methods of radiometrically calibrating the imagery will be inve</text:span><text:span text:style-name="T64">s</text:span><text:span text:style-name="T25">tigated as the next phase of the research. <text:s/></text:span><text:span text:style-name="T26">A </text:span><text:span text:style-name="T30">promising </text:span><text:span text:style-name="T26">technique </text:span><text:span text:style-name="T27">is to calibrate the NGI imagery to MODIS data from the same </text:span><text:span text:style-name="T68">acquisition</text:span><text:span text:style-name="T27"> time. <text:s/></text:span></text:p>
      <text:p text:style-name="P10"/>
      <text:h text:style-name="P23" text:outline-level="2">Preliminary Canopy Cover <text:span text:style-name="T68">Measurement</text:span><text:span text:style-name="T32"> </text:span>Test</text:h>
      <text:p text:style-name="P14"/>
      <text:p text:style-name="P15"><text:span text:style-name="T33">A basic </text:span><text:span text:style-name="T34">test was conducted to get an indication of </text:span><text:span text:style-name="T40">the potential of </text:span><text:span text:style-name="T63">measuring </text:span><text:span text:style-name="T36">P. Afra</text:span><text:span text:style-name="T34"> canopy cover </text:span><text:span text:style-name="T40">from the NGI imagery</text:span><text:span text:style-name="T34">. <text:s/></text:span><text:span text:style-name="T33"><text:s/></text:span><text:span text:style-name="T41">Ground truth data was established by hand-labelling a small scene. <text:s/>The NDVI (Normalised </text:span><text:span text:style-name="T70">Difference Vegetation</text:span><text:span text:style-name="T41"> Index) and normalised green channel (g=G/(R+G+B)) were found to be informative features. <text:s/></text:span><text:span text:style-name="T42">A per-pixel Normal Bayes classifier was trained on th</text:span><text:span text:style-name="T43">e </text:span><text:span text:style-name="T69">extracted features</text:span><text:span text:style-name="T42">. <text:s/></text:span><text:span text:style-name="T43">A cross validation procedure indicated the classifier was highly accurate </text:span><text:span text:style-name="T44">(95%) </text:span><text:span text:style-name="T43">on the labelled data. <text:s/>The classifier was then applied to two scenes. <text:s/></text:span><text:span text:style-name="T47">The scenes and the classifier outputs are shown in </text:span><text:span text:style-name="T47"><text:sequence-ref text:reference-format="category-and-value" text:ref-name="refFigure2">Figure 3</text:sequence-ref></text:span><text:span text:style-name="T47"> and </text:span><text:span text:style-name="T47"><text:sequence-ref text:reference-format="category-and-value" text:ref-name="refFigure3">Figure 4</text:sequence-ref></text:span><text:span text:style-name="T47">. <text:s/></text:span></text:p>
      <text:p text:style-name="P15"><draw:frame draw:style-name="fr1" draw:name="Frame3" text:anchor-type="paragraph" svg:width="16.027cm" draw:z-index="4"><draw:text-box fo:min-height="7.742cm"><text:p text:style-name="P26"><draw:frame draw:style-name="fr4" draw:name="graphics3" text:anchor-type="paragraph" svg:x="0cm" svg:y="0.213cm" svg:width="16.027cm" style:rel-width="100%" svg:height="7.742cm" style:rel-height="scale" draw:z-index="5"><draw:image xlink:href="Pictures/2000001E00006C90000038311AE14A96.svm" xlink:type="simple" xlink:show="embed" xlink:actuate="onLoad"/></draw:frame>Figure <text:sequence text:ref-name="refFigure2" text:name="Figure" text:formula="ooow:Figure+1" style:num-format="1">3</text:sequence>: Scene 1 <text:span text:style-name="T46">r</text:span>esults</text:p></draw:text-box></draw:frame><text:span text:style-name="T43"/></text:p>
      <text:p text:style-name="P15"><text:span text:style-name="T43"/></text:p>
      <text:p text:style-name="P14"><text:soft-page-break/></text:p>
      <text:p text:style-name="P14"/>
      <text:p text:style-name="P14"/>
      <text:p text:style-name="P14"/>
      <text:p text:style-name="P14"/>
      <text:p text:style-name="P18"><draw:frame draw:style-name="fr2" draw:name="Frame4" text:anchor-type="paragraph" svg:x="0.383cm" svg:y="-0.203cm" svg:width="16.425cm" draw:z-index="6"><draw:text-box fo:min-height="7.916cm"><text:p text:style-name="P26"><draw:frame draw:style-name="fr5" draw:name="graphics4" text:anchor-type="paragraph" svg:x="0.004cm" svg:y="0.002cm" svg:width="16.425cm" style:rel-width="100%" svg:height="7.916cm" style:rel-height="scale" draw:z-index="7"><draw:image xlink:href="Pictures/2000001E00006D88000031FFBF608553.svm" xlink:type="simple" xlink:show="embed" xlink:actuate="onLoad"/></draw:frame>Figure <text:sequence text:ref-name="refFigure3" text:name="Figure" text:formula="ooow:Figure+1" style:num-format="1">4</text:sequence>: Scene 2 results</text:p></draw:text-box></draw:frame><text:span text:style-name="T45"/></text:p>
      <text:p text:style-name="P19"><text:span text:style-name="T48">A close up of one of the </text:span><text:span text:style-name="T37">P. Afra</text:span><text:span text:style-name="T48"> stands is shown in </text:span><text:span text:style-name="T48"><text:sequence-ref text:reference-format="category-and-value" text:ref-name="refFigure4">Figure 5</text:sequence-ref></text:span><text:span text:style-name="T48">. The area classified as </text:span><text:span text:style-name="T37">P. Afra</text:span><text:span text:style-name="T48"> is outlined in red. <text:s/></text:span><text:span text:style-name="T49">It is apparent that the </text:span><text:span text:style-name="T38">Euclea</text:span><text:span text:style-name="T49"> and </text:span><text:span text:style-name="T38">Pappea</text:span><text:span text:style-name="T49"> </text:span><text:span text:style-name="T50">trees </text:span><text:span text:style-name="T49">have largely been excluded, as required</text:span><text:span text:style-name="T49">. </text:span></text:p>
      <text:h text:style-name="P24" text:outline-level="2"><draw:frame draw:style-name="fr1" draw:name="Frame5" text:anchor-type="paragraph" svg:width="11.372cm" draw:z-index="8"><draw:text-box fo:min-height="11.127cm"><text:p text:style-name="P26"><draw:frame draw:style-name="fr6" draw:name="graphics5" text:anchor-type="paragraph" svg:x="0.004cm" svg:y="0.002cm" svg:width="11.372cm" style:rel-width="100%" svg:height="11.127cm" style:rel-height="scale" draw:z-index="9"><draw:image xlink:href="Pictures/2000016D00006826000059613795BA3C.svm" xlink:type="simple" xlink:show="embed" xlink:actuate="onLoad"/></draw:frame>Figure <text:sequence text:ref-name="refFigure4" text:name="Figure" text:formula="ooow:Figure+1" style:num-format="1">5</text:sequence>: Classification boundary close up </text:p></draw:text-box></draw:frame></text:h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text:span text:style-name="T54">Finding the canopy cover from the classifier output is a matter </text:span><text:span text:style-name="T55">finding the portion of the scene area covered by </text:span><text:span text:style-name="T39">P. Afra</text:span><text:span text:style-name="T55"> pixels and correcting for topography</text:span><text:span text:style-name="T52">. <text:s/>The results of the test were encouraging. <text:s/>However, it is important to remember that these scenes represent a tiny fraction of the study area. <text:s/>Finding ways of dealing with the spatial variability over the entire </text:span><text:span text:style-name="T56">study </text:span><text:span text:style-name="T52">area </text:span><text:span text:style-name="T53">is one of the principal challenges of this research.</text:span><text:span text:style-name="T52"> </text:span></text:p>
      <text:p text:style-name="P3"><text:span text:style-name="T52"/></text:p>
      <text:h text:style-name="P25" text:outline-level="2"><text:span text:style-name="T51">Future Direction</text:span></text:h>
      <text:p text:style-name="P20"/>
      <text:p text:style-name="P21"><text:span text:style-name="T58">Appropriate methods of radiometric calibration will be investigated. <text:s/>The intention is to produce a set of rectified and calibrated imagery covering the study area by the end of the year. <text:s/></text:span><text:span text:style-name="T59">In addition to the calibration work, a field study </text:span><text:span text:style-name="T61">will</text:span><text:span text:style-name="T59"> be conducted in collaboration with Jan Vlok. <text:s/>This </text:span><text:span text:style-name="T60">aim of this study would be to</text:span><text:span text:style-name="T59"> establish a number of sites with ground truth canopy co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ZA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8M50S</meta:editing-duration>
    <meta:editing-cycles>108</meta:editing-cycles>
    <meta:generator>LibreOffice/3.6$Windows_x86 LibreOffice_project/932b512-69e3009-7a10e5c-fc86223-a55908</meta:generator>
    <dc:date>2012-10-05T20:17:41.17</dc:date>
    <meta:document-statistic meta:table-count="0" meta:image-count="5" meta:object-count="0" meta:page-count="4" meta:paragraph-count="20" meta:word-count="535" meta:character-count="3393" meta:non-whitespace-character-count="2845"/>
    <meta:user-defined meta:name="Info 1"/>
    <meta:user-defined meta:name="Info 2"/>
    <meta:user-defined meta:name="Info 3"/>
    <meta:user-defined meta:name="Info 4"/>
  </office:meta>
</office:document-meta>
</file>